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DejaVu Sans Mono" officeooo:rsid="001f1cbc" officeooo:paragraph-rsid="001f1cbc"/>
    </style:style>
    <style:style style:name="P2" style:family="paragraph" style:parent-style-name="Preformatted_20_Text">
      <style:text-properties fo:color="#000000" style:font-name="DejaVu Sans Mono" officeooo:rsid="00205839" officeooo:paragraph-rsid="00205839"/>
    </style:style>
    <style:style style:name="P3" style:family="paragraph" style:parent-style-name="Preformatted_20_Text">
      <style:paragraph-properties fo:margin-top="0cm" fo:margin-bottom="0.499cm" loext:contextual-spacing="false"/>
      <style:text-properties fo:color="#000000" style:font-name="DejaVu Sans Mono"/>
    </style:style>
    <style:style style:name="P4" style:family="paragraph" style:parent-style-name="Preformatted_20_Text">
      <style:text-properties fo:color="#000000"/>
    </style:style>
    <style:style style:name="P5" style:family="paragraph" style:parent-style-name="Preformatted_20_Text">
      <style:text-properties fo:color="#000000" style:font-name="DejaVu Sans Mono"/>
    </style:style>
    <style:style style:name="P6" style:family="paragraph" style:parent-style-name="Preformatted_20_Text">
      <style:text-properties fo:color="#808080"/>
    </style:style>
    <style:style style:name="P7" style:family="paragraph" style:parent-style-name="Standard">
      <style:text-properties officeooo:rsid="001f1cbc" officeooo:paragraph-rsid="001f1cbc"/>
    </style:style>
    <style:style style:name="P8" style:family="paragraph" style:parent-style-name="Standard" style:list-style-name="L1">
      <style:text-properties officeooo:rsid="001f1cbc" officeooo:paragraph-rsid="001f1cbc"/>
    </style:style>
    <style:style style:name="P9" style:family="paragraph" style:parent-style-name="Standard" style:list-style-name="L1">
      <style:text-properties officeooo:paragraph-rsid="001f1cbc"/>
    </style:style>
    <style:style style:name="P10" style:family="paragraph" style:parent-style-name="Standard">
      <style:text-properties officeooo:rsid="00205839" officeooo:paragraph-rsid="00205839"/>
    </style:style>
    <style:style style:name="T1" style:family="text">
      <style:text-properties officeooo:rsid="001f1cbc"/>
    </style:style>
    <style:style style:name="T2" style:family="text">
      <style:text-properties fo:color="#000080" fo:font-weight="bold"/>
    </style:style>
    <style:style style:name="T3" style:family="text">
      <style:text-properties fo:color="#000080" style:font-name="DejaVu Sans Mono" fo:font-weight="bold"/>
    </style:style>
    <style:style style:name="T4" style:family="text">
      <style:text-properties fo:color="#008080"/>
    </style:style>
    <style:style style:name="T5" style:family="text">
      <style:text-properties fo:color="#008080" style:font-name="DejaVu Sans Mono"/>
    </style:style>
    <style:style style:name="T6" style:family="text">
      <style:text-properties style:font-name="DejaVu Sans Mono"/>
    </style:style>
    <style:style style:name="T7" style:family="text">
      <style:text-properties style:font-name="DejaVu Sans Mono" fo:font-style="italic"/>
    </style:style>
    <style:style style:name="T8" style:family="text">
      <style:text-properties fo:color="#660e7a" style:font-name="DejaVu Sans Mono"/>
    </style:style>
    <style:style style:name="T9" style:family="text">
      <style:text-properties fo:color="#808080"/>
    </style:style>
    <style:style style:name="T10" style:family="text">
      <style:text-properties fo:color="#808080" style:font-name="DejaVu Sans Mono" fo:font-style="italic"/>
    </style:style>
    <style:style style:name="T11" style:family="text">
      <style:text-properties fo:color="#0000ff" style:font-name="DejaVu Sans Mono"/>
    </style:style>
    <style:style style:name="T12" style:family="text">
      <style:text-properties fo:color="#008000" style:font-name="DejaVu Sans Mono" fo:font-weight="bold"/>
    </style:style>
    <style:style style:name="T13" style:family="text">
      <style:text-properties officeooo:rsid="001f8aaa"/>
    </style:style>
    <style:style style:name="T14" style:family="text">
      <style:text-properties fo:color="#371f80" style:font-name="DejaVu Sans Mono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Задача 1.</text:p>
      <text:p text:style-name="P7"><text:tab/>Так как все элементы располагаются в случайном месте оперативной памяти, то у нас нет доступа к произвольному элементу списка. В таком случае, нам ничего не остается, кроме как просто идти по списки и проверять каждый элемент на соответствие.</text:p>
      <text:p text:style-name="P7"><text:tab/>Для удаления элемента нам необходимо для начала найти элемент, соединить два соседних с ним элемента и после этого удалить сам элемент.</text:p>
      <text:p text:style-name="P7"/>
      <text:p text:style-name="P1"><text:span text:style-name="T2">class </text:span><text:span text:style-name="T4">DoubleNode </text:span>{</text:p>
      <text:p text:style-name="P5"><text:span text:style-name="T2">public</text:span>:</text:p>
      <text:p text:style-name="P4"><text:s text:c="4"/><text:span text:style-name="T6">DoubleNode() : </text:span><text:span text:style-name="T8">right</text:span><text:span text:style-name="T6">(</text:span><text:span text:style-name="T3">nullptr</text:span><text:span text:style-name="T6">), </text:span><text:span text:style-name="T8">left</text:span><text:span text:style-name="T6">(</text:span><text:span text:style-name="T3">nullptr</text:span><text:span text:style-name="T6">) {}</text:span></text:p>
      <text:p text:style-name="P4"><text:s text:c="4"/><text:span text:style-name="T6">DoubleNode(</text:span><text:span text:style-name="T3">int </text:span><text:span text:style-name="T6">v) : </text:span><text:span text:style-name="T8">value</text:span><text:span text:style-name="T6">(v), </text:span><text:span text:style-name="T8">right</text:span><text:span text:style-name="T6">(</text:span><text:span text:style-name="T3">nullptr</text:span><text:span text:style-name="T6">), </text:span><text:span text:style-name="T8">left</text:span><text:span text:style-name="T6">(</text:span><text:span text:style-name="T3">nullptr</text:span><text:span text:style-name="T6">) {}</text:span></text:p>
      <text:p text:style-name="P4"><text:s text:c="4"/><text:span text:style-name="T6">~DoubleNode(){}</text:span></text:p>
      <text:p text:style-name="P4"><text:s text:c="4"/><text:span text:style-name="T3">int </text:span><text:span text:style-name="T8">value</text:span><text:span text:style-name="T6">;</text:span></text:p>
      <text:p text:style-name="P4"><text:s text:c="4"/><text:span text:style-name="T5">DoubleNode</text:span><text:span text:style-name="T6">* </text:span><text:span text:style-name="T8">right</text:span><text:span text:style-name="T6">;</text:span></text:p>
      <text:p text:style-name="P4"><text:s text:c="4"/><text:span text:style-name="T5">DoubleNode</text:span><text:span text:style-name="T6">* </text:span><text:span text:style-name="T8">left</text:span><text:span text:style-name="T6">;</text:span></text:p>
      <text:p text:style-name="P5">};</text:p>
      <text:p text:style-name="P5"><text:span text:style-name="T2">class </text:span><text:span text:style-name="T4">DoubleList </text:span>{</text:p>
      <text:p text:style-name="P5"><text:span text:style-name="T2">public</text:span>:</text:p>
      <text:p text:style-name="P4"><text:s text:c="4"/><text:span text:style-name="T6">DoubleList() : </text:span><text:span text:style-name="T8">begin</text:span><text:span text:style-name="T6">(</text:span><text:span text:style-name="T3">nullptr</text:span><text:span text:style-name="T6">), </text:span><text:span text:style-name="T8">end</text:span><text:span text:style-name="T6">(</text:span><text:span text:style-name="T3">nullptr</text:span><text:span text:style-name="T6">), </text:span><text:span text:style-name="T8">right</text:span><text:span text:style-name="T6">(</text:span><text:span text:style-name="T3">true</text:span><text:span text:style-name="T6">) {}</text:span></text:p>
      <text:p text:style-name="P4"><text:s text:c="4"/><text:span text:style-name="T6">~DoubleList() {</text:span></text:p>
      <text:p text:style-name="P4"><text:s text:c="8"/><text:span text:style-name="T5">DoubleNode</text:span><text:span text:style-name="T6">* current = </text:span><text:span text:style-name="T8">begin</text:span><text:span text:style-name="T6">;</text:span></text:p>
      <text:p text:style-name="P4"><text:s text:c="8"/><text:span text:style-name="T5">DoubleNode</text:span><text:span text:style-name="T6">* toDel;</text:span></text:p>
      <text:p text:style-name="P4"><text:s text:c="8"/><text:span text:style-name="T3">while</text:span><text:span text:style-name="T6">(current != </text:span><text:span text:style-name="T3">nullptr</text:span><text:span text:style-name="T6">) { </text:span><text:span text:style-name="T10">// удаляем все элементы</text:span></text:p>
      <text:p text:style-name="P4"><text:span text:style-name="T9"><text:s text:c="12"/></text:span><text:span text:style-name="T6">toDel = current;</text:span></text:p>
      <text:p text:style-name="P4"><text:s text:c="12"/><text:span text:style-name="T6">current = </text:span><text:span text:style-name="T8">right </text:span><text:span text:style-name="T6">? current-&gt;</text:span><text:span text:style-name="T8">right </text:span><text:span text:style-name="T6">: current-&gt;</text:span><text:span text:style-name="T8">left</text:span><text:span text:style-name="T6">;</text:span></text:p>
      <text:p text:style-name="P4"><text:s text:c="12"/><text:span text:style-name="T3">delete </text:span><text:span text:style-name="T6">toDel;</text:span></text:p>
      <text:p text:style-name="P4"><text:s text:c="8"/><text:span text:style-name="T6">}</text:span></text:p>
      <text:p text:style-name="P4"><text:s text:c="4"/><text:span text:style-name="T6">}</text:span></text:p>
      <text:p text:style-name="P4"><text:s text:c="4"/><text:span text:style-name="T3">void </text:span><text:span text:style-name="T6">Insert(</text:span><text:span text:style-name="T3">int </text:span><text:span text:style-name="T6">value) {</text:span></text:p>
      <text:p text:style-name="P4"><text:s text:c="8"/><text:span text:style-name="T5">DoubleNode</text:span><text:span text:style-name="T6">* e = </text:span><text:span text:style-name="T3">new </text:span><text:span text:style-name="T6">DoubleNode(value);</text:span></text:p>
      <text:p text:style-name="P4"><text:s text:c="8"/><text:span text:style-name="T3">if</text:span><text:span text:style-name="T6">(</text:span><text:span text:style-name="T8">begin </text:span><text:span text:style-name="T6">== </text:span><text:span text:style-name="T3">nullptr</text:span><text:span text:style-name="T6">) </text:span><text:span text:style-name="T8">end </text:span><text:span text:style-name="T6">= e;</text:span></text:p>
      <text:p text:style-name="P4"><text:s text:c="8"/><text:span text:style-name="T3">if</text:span><text:span text:style-name="T6">(</text:span><text:span text:style-name="T8">right</text:span><text:span text:style-name="T6">) e-&gt;</text:span><text:span text:style-name="T8">right </text:span><text:span text:style-name="T6">= </text:span><text:span text:style-name="T8">begin</text:span><text:span text:style-name="T6">;</text:span></text:p>
      <text:p text:style-name="P4"><text:s text:c="8"/><text:span text:style-name="T3">else </text:span><text:span text:style-name="T6">e-&gt;</text:span><text:span text:style-name="T8">left </text:span><text:span text:style-name="T6">= </text:span><text:span text:style-name="T8">begin</text:span><text:span text:style-name="T6">;</text:span></text:p>
      <text:p text:style-name="P4"><text:s text:c="8"/><text:span text:style-name="T3">if</text:span><text:span text:style-name="T6">(</text:span><text:span text:style-name="T8">begin </text:span><text:span text:style-name="T6">!= </text:span><text:span text:style-name="T3">nullptr</text:span><text:span text:style-name="T6">) {</text:span></text:p>
      <text:p text:style-name="P4"><text:s text:c="12"/><text:span text:style-name="T3">if</text:span><text:span text:style-name="T6">(</text:span><text:span text:style-name="T8">right</text:span><text:span text:style-name="T6">) </text:span><text:span text:style-name="T8">begin</text:span><text:span text:style-name="T6">-&gt;</text:span><text:span text:style-name="T8">left </text:span><text:span text:style-name="T6">= e;</text:span></text:p>
      <text:p text:style-name="P4"><text:s text:c="12"/><text:span text:style-name="T3">else </text:span><text:span text:style-name="T8">begin</text:span><text:span text:style-name="T6">-&gt;</text:span><text:span text:style-name="T8">right </text:span><text:span text:style-name="T6">= e;</text:span></text:p>
      <text:p text:style-name="P4"><text:s text:c="8"/><text:span text:style-name="T6">}</text:span></text:p>
      <text:p text:style-name="P4"><text:s text:c="8"/><text:span text:style-name="T8">begin </text:span><text:span text:style-name="T6">= e;</text:span></text:p>
      <text:p text:style-name="P4"><text:s text:c="4"/><text:span text:style-name="T6">}</text:span></text:p>
      <text:p text:style-name="P4"><text:s text:c="4"/><text:span text:style-name="T5">DoubleNode</text:span><text:span text:style-name="T6">* Search(</text:span><text:span text:style-name="T3">int </text:span><text:span text:style-name="T6">value) {</text:span></text:p>
      <text:p text:style-name="P4"><text:s text:c="8"/><text:span text:style-name="T5">DoubleNode</text:span><text:span text:style-name="T6">* x = </text:span><text:span text:style-name="T8">begin</text:span><text:span text:style-name="T6">;</text:span></text:p>
      <text:p text:style-name="P4"><text:s text:c="8"/><text:span text:style-name="T3">while</text:span><text:span text:style-name="T6">(x != </text:span><text:span text:style-name="T3">nullptr and </text:span><text:span text:style-name="T6">x-&gt;</text:span><text:span text:style-name="T8">value </text:span><text:span text:style-name="T6">!= value) {</text:span></text:p>
      <text:p text:style-name="P4"><text:s text:c="12"/><text:span text:style-name="T3">if</text:span><text:span text:style-name="T6">(</text:span><text:span text:style-name="T8">right</text:span><text:span text:style-name="T6">) x = x-&gt;</text:span><text:span text:style-name="T8">right</text:span><text:span text:style-name="T6">;</text:span></text:p>
      <text:p text:style-name="P4"><text:s text:c="12"/><text:span text:style-name="T3">else </text:span><text:span text:style-name="T6">x = x-&gt;</text:span><text:span text:style-name="T8">left</text:span><text:span text:style-name="T6">;</text:span></text:p>
      <text:p text:style-name="P4"><text:s text:c="8"/><text:span text:style-name="T6">}</text:span></text:p>
      <text:p text:style-name="P4"><text:s text:c="8"/><text:span text:style-name="T3">return </text:span><text:span text:style-name="T6">x;</text:span></text:p>
      <text:p text:style-name="P4"><text:s text:c="4"/><text:span text:style-name="T6">}</text:span></text:p>
      <text:p text:style-name="P4"><text:s text:c="4"/><text:span text:style-name="T3">void </text:span><text:span text:style-name="T6">Delete(</text:span><text:span text:style-name="T5">DoubleNode</text:span><text:span text:style-name="T6">* e) {</text:span></text:p>
      <text:p text:style-name="P4"><text:s text:c="8"/><text:span text:style-name="T3">if</text:span><text:span text:style-name="T6">(e == </text:span><text:span text:style-name="T3">nullptr</text:span><text:span text:style-name="T6">) </text:span><text:span text:style-name="T3">return</text:span><text:span text:style-name="T6">;</text:span></text:p>
      <text:p text:style-name="P4"><text:s text:c="8"/><text:span text:style-name="T3">if</text:span><text:span text:style-name="T6">(</text:span><text:span text:style-name="T8">right</text:span><text:span text:style-name="T6">){</text:span></text:p>
      <text:p text:style-name="P4"><text:s text:c="12"/><text:span text:style-name="T3">if</text:span><text:span text:style-name="T6">(e-&gt;</text:span><text:span text:style-name="T8">left </text:span><text:span text:style-name="T6">!= </text:span><text:span text:style-name="T3">nullptr</text:span><text:span text:style-name="T6">) {</text:span></text:p>
      <text:p text:style-name="P4"><text:s text:c="16"/><text:span text:style-name="T6">e-&gt;</text:span><text:span text:style-name="T8">left</text:span><text:span text:style-name="T6">-&gt;</text:span><text:span text:style-name="T8">right </text:span><text:span text:style-name="T6">= e-&gt;</text:span><text:span text:style-name="T8">right</text:span><text:span text:style-name="T6">;</text:span></text:p>
      <text:p text:style-name="P4"><text:s text:c="12"/><text:span text:style-name="T6">} </text:span><text:span text:style-name="T3">else </text:span><text:span text:style-name="T6">{</text:span></text:p>
      <text:p text:style-name="P4"><text:s text:c="16"/><text:span text:style-name="T8">begin </text:span><text:span text:style-name="T6">= e-&gt;</text:span><text:span text:style-name="T8">right</text:span><text:span text:style-name="T6">;</text:span></text:p>
      <text:p text:style-name="P4"><text:s text:c="12"/><text:span text:style-name="T6">}</text:span></text:p>
      <text:p text:style-name="P4"><text:s text:c="12"/><text:span text:style-name="T3">if</text:span><text:span text:style-name="T6">(e-&gt;</text:span><text:span text:style-name="T8">right </text:span><text:span text:style-name="T6">!= </text:span><text:span text:style-name="T3">nullptr</text:span><text:span text:style-name="T6">) {</text:span></text:p>
      <text:p text:style-name="P4"><text:s text:c="16"/><text:span text:style-name="T6">e-&gt;</text:span><text:span text:style-name="T8">right</text:span><text:span text:style-name="T6">-&gt;</text:span><text:span text:style-name="T8">left </text:span><text:span text:style-name="T6">= e-&gt;</text:span><text:span text:style-name="T8">left</text:span><text:span text:style-name="T6">;</text:span></text:p>
      <text:p text:style-name="P4"><text:s text:c="12"/><text:span text:style-name="T6">} </text:span><text:span text:style-name="T3">else </text:span><text:span text:style-name="T6">{</text:span></text:p>
      <text:p text:style-name="P4"><text:soft-page-break/><text:s text:c="16"/><text:span text:style-name="T8">end </text:span><text:span text:style-name="T6">= e-&gt;</text:span><text:span text:style-name="T8">left</text:span><text:span text:style-name="T6">;</text:span></text:p>
      <text:p text:style-name="P4"><text:s text:c="12"/><text:span text:style-name="T6">}</text:span></text:p>
      <text:p text:style-name="P4"><text:s text:c="8"/><text:span text:style-name="T6">} </text:span><text:span text:style-name="T3">else </text:span><text:span text:style-name="T6">{</text:span></text:p>
      <text:p text:style-name="P4"><text:s text:c="12"/><text:span text:style-name="T3">if</text:span><text:span text:style-name="T6">(e-&gt;</text:span><text:span text:style-name="T8">left </text:span><text:span text:style-name="T6">!= </text:span><text:span text:style-name="T3">nullptr</text:span><text:span text:style-name="T6">) {</text:span></text:p>
      <text:p text:style-name="P4"><text:s text:c="16"/><text:span text:style-name="T6">e-&gt;</text:span><text:span text:style-name="T8">left</text:span><text:span text:style-name="T6">-&gt;</text:span><text:span text:style-name="T8">right </text:span><text:span text:style-name="T6">= e-&gt;</text:span><text:span text:style-name="T8">right</text:span><text:span text:style-name="T6">;</text:span></text:p>
      <text:p text:style-name="P4"><text:s text:c="12"/><text:span text:style-name="T6">} </text:span><text:span text:style-name="T3">else </text:span><text:span text:style-name="T6">{</text:span></text:p>
      <text:p text:style-name="P4"><text:s text:c="16"/><text:span text:style-name="T8">end </text:span><text:span text:style-name="T6">= e-&gt;</text:span><text:span text:style-name="T8">right</text:span><text:span text:style-name="T6">;</text:span></text:p>
      <text:p text:style-name="P4"><text:s text:c="12"/><text:span text:style-name="T6">}</text:span></text:p>
      <text:p text:style-name="P4"><text:s text:c="12"/><text:span text:style-name="T3">if</text:span><text:span text:style-name="T6">(e-&gt;</text:span><text:span text:style-name="T8">right </text:span><text:span text:style-name="T6">!= </text:span><text:span text:style-name="T3">nullptr</text:span><text:span text:style-name="T6">) {</text:span></text:p>
      <text:p text:style-name="P4"><text:s text:c="16"/><text:span text:style-name="T6">e-&gt;</text:span><text:span text:style-name="T8">right</text:span><text:span text:style-name="T6">-&gt;</text:span><text:span text:style-name="T8">left </text:span><text:span text:style-name="T6">= e-&gt;</text:span><text:span text:style-name="T8">left</text:span><text:span text:style-name="T6">;</text:span></text:p>
      <text:p text:style-name="P4"><text:s text:c="12"/><text:span text:style-name="T6">} </text:span><text:span text:style-name="T3">else </text:span><text:span text:style-name="T6">{</text:span></text:p>
      <text:p text:style-name="P4"><text:s text:c="16"/><text:span text:style-name="T8">begin </text:span><text:span text:style-name="T6">= e-&gt;</text:span><text:span text:style-name="T8">left</text:span><text:span text:style-name="T6">;</text:span></text:p>
      <text:p text:style-name="P4"><text:s text:c="12"/><text:span text:style-name="T6">}</text:span></text:p>
      <text:p text:style-name="P4"><text:s text:c="8"/><text:span text:style-name="T6">}</text:span></text:p>
      <text:p text:style-name="P4"><text:s text:c="8"/><text:span text:style-name="T3">delete </text:span><text:span text:style-name="T6">e;</text:span></text:p>
      <text:p text:style-name="P4"><text:s text:c="4"/><text:span text:style-name="T6">}</text:span></text:p>
      <text:p text:style-name="P4"><text:s text:c="4"/><text:span text:style-name="T3">void </text:span><text:span text:style-name="T6">Delete(</text:span><text:span text:style-name="T3">int </text:span><text:span text:style-name="T6">value) {</text:span></text:p>
      <text:p text:style-name="P4"><text:s text:c="8"/><text:span text:style-name="T6">Delete(Search(value));</text:span></text:p>
      <text:p text:style-name="P4"><text:s text:c="4"/><text:span text:style-name="T6">}</text:span></text:p>
      <text:p text:style-name="P4"><text:s text:c="4"/><text:span text:style-name="T3">void </text:span><text:span text:style-name="T6">for_each(</text:span><text:span text:style-name="T5">std</text:span><text:span text:style-name="T6">::</text:span><text:span text:style-name="T5">function</text:span><text:span text:style-name="T6">&lt;</text:span><text:span text:style-name="T3">void</text:span><text:span text:style-name="T6">(</text:span><text:span text:style-name="T3">int</text:span><text:span text:style-name="T6">)&gt; f) { </text:span><text:span text:style-name="T10">// конструкция для удобного итерирования по коллекции</text:span></text:p>
      <text:p text:style-name="P4"><text:span text:style-name="T9"><text:s text:c="8"/></text:span><text:span text:style-name="T5">DoubleNode</text:span><text:span text:style-name="T6">* current = </text:span><text:span text:style-name="T8">begin</text:span><text:span text:style-name="T6">;</text:span></text:p>
      <text:p text:style-name="P4"><text:s text:c="8"/><text:span text:style-name="T3">while</text:span><text:span text:style-name="T6">(current != </text:span><text:span text:style-name="T3">nullptr</text:span><text:span text:style-name="T6">) {</text:span></text:p>
      <text:p text:style-name="P4"><text:s text:c="12"/><text:span text:style-name="T6">f</text:span><text:span text:style-name="T5">(</text:span><text:span text:style-name="T6">current-&gt;</text:span><text:span text:style-name="T8">value</text:span><text:span text:style-name="T5">)</text:span><text:span text:style-name="T6">;</text:span></text:p>
      <text:p text:style-name="P4"><text:s text:c="12"/><text:span text:style-name="T3">if</text:span><text:span text:style-name="T6">(</text:span><text:span text:style-name="T8">right</text:span><text:span text:style-name="T6">) current = current-&gt;</text:span><text:span text:style-name="T8">right</text:span><text:span text:style-name="T6">;</text:span></text:p>
      <text:p text:style-name="P4"><text:s text:c="12"/><text:span text:style-name="T3">else </text:span><text:span text:style-name="T6">current = current-&gt;</text:span><text:span text:style-name="T8">left</text:span><text:span text:style-name="T6">;</text:span></text:p>
      <text:p text:style-name="P4"><text:s text:c="8"/><text:span text:style-name="T6">}</text:span></text:p>
      <text:p text:style-name="P4"><text:s text:c="4"/><text:span text:style-name="T6">}</text:span></text:p>
      <text:p text:style-name="P4"><text:s text:c="4"/><text:span text:style-name="T5">DoubleNode </text:span><text:span text:style-name="T6">* </text:span><text:span text:style-name="T8">begin</text:span><text:span text:style-name="T6">;</text:span></text:p>
      <text:p text:style-name="P4"><text:s text:c="4"/><text:span text:style-name="T5">DoubleNode </text:span><text:span text:style-name="T6">* </text:span><text:span text:style-name="T8">end</text:span><text:span text:style-name="T6">;</text:span></text:p>
      <text:p text:style-name="P4"><text:s text:c="4"/><text:span text:style-name="T3">bool </text:span><text:span text:style-name="T8">right</text:span><text:span text:style-name="T6">; </text:span><text:span text:style-name="T10">// указатель на то, в какую сторону двигаться</text:span></text:p>
      <text:p text:style-name="P5">};</text:p>
      <text:p text:style-name="P5"><text:span text:style-name="T2">int </text:span>main() {</text:p>
      <text:p text:style-name="P4"><text:s text:c="4"/><text:span text:style-name="T5">DoubleList </text:span><text:span text:style-name="T6">n;</text:span></text:p>
      <text:p text:style-name="P4"><text:s text:c="4"/><text:span text:style-name="T3">for</text:span><text:span text:style-name="T6">(</text:span><text:span text:style-name="T3">int </text:span><text:span text:style-name="T6">i = </text:span><text:span text:style-name="T11">0</text:span><text:span text:style-name="T6">; i &lt; </text:span><text:span text:style-name="T11">10</text:span><text:span text:style-name="T6">; i++) {</text:span></text:p>
      <text:p text:style-name="P4"><text:s text:c="8"/><text:span text:style-name="T6">n.Insert(i);</text:span></text:p>
      <text:p text:style-name="P4"><text:s text:c="4"/><text:span text:style-name="T6">}</text:span></text:p>
      <text:p text:style-name="P4"><text:s text:c="4"/><text:span text:style-name="T6">n.Delete(</text:span><text:span text:style-name="T11">3</text:span><text:span text:style-name="T6">);</text:span></text:p>
      <text:p text:style-name="P4"><text:s text:c="4"/><text:span text:style-name="T6">n.Delete(</text:span><text:span text:style-name="T11">7</text:span><text:span text:style-name="T6">);</text:span></text:p>
      <text:p text:style-name="P4"><text:s text:c="4"/><text:span text:style-name="T6">n.for_each([](</text:span><text:span text:style-name="T3">int </text:span><text:span text:style-name="T6">s){</text:span></text:p>
      <text:p text:style-name="P4"><text:s text:c="8"/><text:span text:style-name="T5">std</text:span><text:span text:style-name="T6">::cout </text:span><text:span text:style-name="T5">&lt;&lt; </text:span><text:span text:style-name="T6">s </text:span><text:span text:style-name="T5">&lt;&lt; </text:span><text:span text:style-name="T12">' '</text:span><text:span text:style-name="T6">;</text:span></text:p>
      <text:p text:style-name="P4"><text:s text:c="4"/><text:span text:style-name="T6">});</text:span></text:p>
      <text:p text:style-name="P4"><text:s text:c="4"/><text:span text:style-name="T5">std</text:span><text:span text:style-name="T6">::cout </text:span><text:span text:style-name="T5">&lt;&lt; std</text:span><text:span text:style-name="T6">::endl;</text:span></text:p>
      <text:p text:style-name="P4"><text:s text:c="4"/><text:span text:style-name="T3">return </text:span><text:span text:style-name="T11">0</text:span><text:span text:style-name="T6">;</text:span></text:p>
      <text:p text:style-name="P3">}</text:p>
      <text:p text:style-name="P7"/>
      <text:p text:style-name="P7">Задача 2.</text:p>
      <text:p text:style-name="P7"><text:tab/>Связанный список очень просто использовать как стек.</text:p>
      <text:list xml:id="list1999522557169671544" text:style-name="L1">
        <text:list-item>
          <text:p text:style-name="P9"><text:span text:style-name="T1">Операция Push эквивалентна операции Insert</text:span></text:p>
        </text:list-item>
        <text:list-item>
          <text:p text:style-name="P8">Операция Top эквивалентна операции взятия значения первого элемента списка</text:p>
        </text:list-item>
        <text:list-item>
          <text:p text:style-name="P8">Операция Pop <text:span text:style-name="T13">эквивалентна</text:span> удалению первого элемента списка.</text:p>
        </text:list-item>
      </text:list>
      <text:p text:style-name="P7"/>
      <text:p text:style-name="P10">Также, для наших целей поменяет тип хранимого значения с int на std::string в списке.</text:p>
      <text:p text:style-name="P10">Для удобства будем хранить размер связного списка. В остальном осталось только заменить необходимые операции на соответствующие в списке и у нас будет абсолютно свой движок арифметических вычислений.</text:p>
      <text:p text:style-name="P2"><text:soft-page-break/><text:span text:style-name="T2">class </text:span><text:span text:style-name="T4">PolishCompute</text:span>{</text:p>
      <text:p text:style-name="P5"><text:span text:style-name="T2">public</text:span>:</text:p>
      <text:p text:style-name="P4"><text:s text:c="4"/><text:span text:style-name="T6">PolishCompute(){}</text:span></text:p>
      <text:p text:style-name="P4"><text:s text:c="4"/><text:span text:style-name="T6">~PolishCompute(){}</text:span></text:p>
      <text:p text:style-name="P4"><text:s text:c="4"/><text:span text:style-name="T3">long int </text:span><text:span text:style-name="T6">compute(</text:span><text:span text:style-name="T5">std</text:span><text:span text:style-name="T6">::</text:span><text:span text:style-name="T14">string </text:span><text:span text:style-name="T6">e) {</text:span></text:p>
      <text:p text:style-name="P4"><text:s text:c="8"/><text:span text:style-name="T5">std</text:span><text:span text:style-name="T6">::</text:span><text:span text:style-name="T14">stringstream </text:span><text:span text:style-name="T6">ss(e); </text:span><text:span text:style-name="T10">// создаем поток, чтобы было удобно из него читать</text:span></text:p>
      <text:p text:style-name="P4"><text:span text:style-name="T9"><text:s text:c="8"/></text:span><text:span text:style-name="T5">std</text:span><text:span text:style-name="T6">::</text:span><text:span text:style-name="T14">string </text:span><text:span text:style-name="T6">current;</text:span></text:p>
      <text:p text:style-name="P4"><text:s text:c="8"/><text:span text:style-name="T3">while</text:span><text:span text:style-name="T6">(ss </text:span><text:span text:style-name="T5">&gt;&gt; </text:span><text:span text:style-name="T6">current) { </text:span><text:span text:style-name="T10">// считываем элементы из строки</text:span></text:p>
      <text:p text:style-name="P4"><text:span text:style-name="T9"><text:s text:c="12"/></text:span><text:span text:style-name="T3">if</text:span><text:span text:style-name="T6">(current </text:span><text:span text:style-name="T5">== </text:span><text:span text:style-name="T12">"+"</text:span><text:span text:style-name="T6">) add(); </text:span><text:span text:style-name="T10">// вызываем соответствующую функцию для каждого оператора</text:span></text:p>
      <text:p text:style-name="P4"><text:span text:style-name="T9"><text:s text:c="12"/></text:span><text:span text:style-name="T3">else if</text:span><text:span text:style-name="T6">(current </text:span><text:span text:style-name="T5">== </text:span><text:span text:style-name="T12">"-"</text:span><text:span text:style-name="T6">) subl();</text:span></text:p>
      <text:p text:style-name="P4"><text:s text:c="12"/><text:span text:style-name="T3">else if</text:span><text:span text:style-name="T6">(current </text:span><text:span text:style-name="T5">== </text:span><text:span text:style-name="T12">"*"</text:span><text:span text:style-name="T6">) mult();</text:span></text:p>
      <text:p text:style-name="P4"><text:s text:c="12"/><text:span text:style-name="T3">else if</text:span><text:span text:style-name="T6">(current </text:span><text:span text:style-name="T5">== </text:span><text:span text:style-name="T12">"/"</text:span><text:span text:style-name="T6">) div();</text:span></text:p>
      <text:p text:style-name="P4"><text:s text:c="12"/><text:span text:style-name="T3">else </text:span><text:span text:style-name="T8">st</text:span><text:span text:style-name="T6">.Insert(current); </text:span><text:span text:style-name="T10">// и просто кладем на стек, если это число</text:span></text:p>
      <text:p text:style-name="P4"><text:span text:style-name="T9"><text:s text:c="8"/></text:span><text:span text:style-name="T6">}</text:span></text:p>
      <text:p text:style-name="P4"><text:s text:c="8"/><text:span text:style-name="T3">long int </text:span><text:span text:style-name="T6">result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</text:span></text:p>
      <text:p text:style-name="P4"><text:s text:c="8"/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3">return </text:span><text:span text:style-name="T6">result;</text:span></text:p>
      <text:p text:style-name="P4"><text:s text:c="4"/><text:span text:style-name="T6">}</text:span></text:p>
      <text:p text:style-name="P5"><text:span text:style-name="T2">private</text:span>:</text:p>
      <text:p text:style-name="P4"><text:s text:c="4"/><text:span text:style-name="T3">void </text:span><text:span text:style-name="T6">add() {</text:span></text:p>
      <text:p text:style-name="P4"><text:s text:c="8"/><text:span text:style-name="T3">long int </text:span><text:span text:style-name="T6">x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3">long int </text:span><text:span text:style-name="T6">y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8">st</text:span><text:span text:style-name="T6">.Insert(</text:span><text:span text:style-name="T5">std</text:span><text:span text:style-name="T6">::to_string(y + x)); </text:span><text:span text:style-name="T10">// считаем значение оператора для последних двух чисел на стеке</text:span></text:p>
      <text:p text:style-name="P4"><text:span text:style-name="T9"><text:s text:c="4"/></text:span><text:span text:style-name="T6">}</text:span></text:p>
      <text:p text:style-name="P4"><text:s text:c="4"/><text:span text:style-name="T3">void </text:span><text:span text:style-name="T6">subl() {</text:span></text:p>
      <text:p text:style-name="P4"><text:s text:c="8"/><text:span text:style-name="T3">long int </text:span><text:span text:style-name="T6">x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3">long int </text:span><text:span text:style-name="T6">y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8">st</text:span><text:span text:style-name="T6">.Insert(</text:span><text:span text:style-name="T5">std</text:span><text:span text:style-name="T6">::to_string(y - x));</text:span></text:p>
      <text:p text:style-name="P4"><text:s text:c="4"/><text:span text:style-name="T6">}</text:span></text:p>
      <text:p text:style-name="P4"><text:s text:c="4"/><text:span text:style-name="T3">void </text:span><text:span text:style-name="T6">mult() {</text:span></text:p>
      <text:p text:style-name="P4"><text:s text:c="8"/><text:span text:style-name="T3">long int </text:span><text:span text:style-name="T6">x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3">long int </text:span><text:span text:style-name="T6">y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8">st</text:span><text:span text:style-name="T6">.Insert(</text:span><text:span text:style-name="T5">std</text:span><text:span text:style-name="T6">::to_string(y * x));</text:span></text:p>
      <text:p text:style-name="P4"><text:s text:c="4"/><text:span text:style-name="T6">}</text:span></text:p>
      <text:p text:style-name="P4"><text:s text:c="4"/><text:span text:style-name="T3">void </text:span><text:span text:style-name="T6">div() {</text:span></text:p>
      <text:p text:style-name="P4"><text:s text:c="8"/><text:span text:style-name="T3">long int </text:span><text:span text:style-name="T6">x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3">long int </text:span><text:span text:style-name="T6">y = </text:span><text:span text:style-name="T5">std</text:span><text:span text:style-name="T6">::stoi(</text:span><text:span text:style-name="T8">st</text:span><text:span text:style-name="T6">.</text:span><text:span text:style-name="T8">begin</text:span><text:span text:style-name="T6">-&gt;</text:span><text:span text:style-name="T8">value</text:span><text:span text:style-name="T6">); </text:span><text:span text:style-name="T8">st</text:span><text:span text:style-name="T6">.Delete(</text:span><text:span text:style-name="T8">st</text:span><text:span text:style-name="T6">.</text:span><text:span text:style-name="T8">begin</text:span><text:span text:style-name="T6">);</text:span></text:p>
      <text:p text:style-name="P4"><text:s text:c="8"/><text:span text:style-name="T8">st</text:span><text:span text:style-name="T6">.Insert(</text:span><text:span text:style-name="T5">std</text:span><text:span text:style-name="T6">::to_string(y / x));</text:span></text:p>
      <text:p text:style-name="P4"><text:s text:c="4"/><text:span text:style-name="T6">}</text:span></text:p>
      <text:p text:style-name="P4"><text:s text:c="4"/><text:span text:style-name="T5">DoubleList </text:span><text:span text:style-name="T8">st</text:span><text:span text:style-name="T6">;</text:span></text:p>
      <text:p text:style-name="P5">};</text:p>
      <text:p text:style-name="P5"><text:span text:style-name="T2">class </text:span><text:span text:style-name="T4">ComputeEngine </text:span>{</text:p>
      <text:p text:style-name="P5"><text:span text:style-name="T2">public</text:span>:</text:p>
      <text:p text:style-name="P4"><text:s text:c="4"/><text:span text:style-name="T6">ComputeEngine(){</text:span></text:p>
      <text:p text:style-name="P4"><text:s text:c="8"/><text:span text:style-name="T8">priority</text:span><text:span text:style-name="T5">[</text:span><text:span text:style-name="T12">"("</text:span><text:span text:style-name="T5">] </text:span><text:span text:style-name="T6">= </text:span><text:span text:style-name="T11">0</text:span><text:span text:style-name="T6">;</text:span></text:p>
      <text:p text:style-name="P4"><text:s text:c="8"/><text:span text:style-name="T8">priority</text:span><text:span text:style-name="T5">[</text:span><text:span text:style-name="T12">")"</text:span><text:span text:style-name="T5">] </text:span><text:span text:style-name="T6">= </text:span><text:span text:style-name="T11">0</text:span><text:span text:style-name="T6">;</text:span></text:p>
      <text:p text:style-name="P4"><text:s text:c="8"/><text:span text:style-name="T8">priority</text:span><text:span text:style-name="T5">[</text:span><text:span text:style-name="T12">"+"</text:span><text:span text:style-name="T5">] </text:span><text:span text:style-name="T6">= </text:span><text:span text:style-name="T11">1</text:span><text:span text:style-name="T6">; </text:span><text:span text:style-name="T10">// выставляем приоритет операциям.</text:span></text:p>
      <text:p text:style-name="P4"><text:span text:style-name="T9"><text:s text:c="8"/></text:span><text:span text:style-name="T8">priority</text:span><text:span text:style-name="T5">[</text:span><text:span text:style-name="T12">"-"</text:span><text:span text:style-name="T5">] </text:span><text:span text:style-name="T6">= </text:span><text:span text:style-name="T11">1</text:span><text:span text:style-name="T6">; </text:span><text:span text:style-name="T10">// Само значение не важно - главное чтобы их можно было сравнивать</text:span></text:p>
      <text:p text:style-name="P4"><text:span text:style-name="T9"><text:s text:c="8"/></text:span><text:span text:style-name="T8">priority</text:span><text:span text:style-name="T5">[</text:span><text:span text:style-name="T12">"*"</text:span><text:span text:style-name="T5">] </text:span><text:span text:style-name="T6">= </text:span><text:span text:style-name="T11">2</text:span><text:span text:style-name="T6">;</text:span></text:p>
      <text:p text:style-name="P4"><text:s text:c="8"/><text:span text:style-name="T8">priority</text:span><text:span text:style-name="T5">[</text:span><text:span text:style-name="T12">"/"</text:span><text:span text:style-name="T5">] </text:span><text:span text:style-name="T6">= </text:span><text:span text:style-name="T11">2</text:span><text:span text:style-name="T6">;</text:span></text:p>
      <text:p text:style-name="P4"><text:s text:c="4"/><text:span text:style-name="T6">}</text:span></text:p>
      <text:p text:style-name="P4"><text:s text:c="4"/><text:span text:style-name="T6">~ComputeEngine(){}</text:span></text:p>
      <text:p text:style-name="P4"><text:s text:c="4"/><text:span text:style-name="T3">int </text:span><text:span text:style-name="T6">compute(</text:span><text:span text:style-name="T5">std</text:span><text:span text:style-name="T6">::</text:span><text:span text:style-name="T14">string </text:span><text:span text:style-name="T6">e) {</text:span></text:p>
      <text:p text:style-name="P4"><text:s text:c="8"/><text:span text:style-name="T3">return </text:span><text:span text:style-name="T8">pc</text:span><text:span text:style-name="T6">.compute(to_polish(e)); </text:span><text:span text:style-name="T10">// вычисляем значение строки, переведенной в польскую нотацию</text:span></text:p>
      <text:p text:style-name="P4"><text:soft-page-break/><text:span text:style-name="T9"><text:s text:c="4"/></text:span><text:span text:style-name="T6">}</text:span></text:p>
      <text:p text:style-name="P4"><text:s text:c="4"/><text:span text:style-name="T5">std</text:span><text:span text:style-name="T6">::</text:span><text:span text:style-name="T14">string </text:span><text:span text:style-name="T6">to_polish(</text:span><text:span text:style-name="T5">std</text:span><text:span text:style-name="T6">::</text:span><text:span text:style-name="T14">string </text:span><text:span text:style-name="T6">e) {</text:span></text:p>
      <text:p text:style-name="P4"><text:s text:c="8"/><text:span text:style-name="T6">add_spaces(e); </text:span><text:span text:style-name="T10">// приведем к удобному для четния формату</text:span></text:p>
      <text:p text:style-name="P4"><text:span text:style-name="T9"><text:s text:c="8"/></text:span><text:span text:style-name="T5">std</text:span><text:span text:style-name="T6">::</text:span><text:span text:style-name="T14">stringstream </text:span><text:span text:style-name="T6">result; </text:span><text:span text:style-name="T10">// итоговый (сдела потоком для удобства)</text:span></text:p>
      <text:p text:style-name="P4"><text:span text:style-name="T9"><text:s text:c="8"/></text:span><text:span text:style-name="T5">DoubleList </text:span><text:span text:style-name="T6">ops; </text:span><text:span text:style-name="T10">// операторы</text:span></text:p>
      <text:p text:style-name="P4"><text:span text:style-name="T9"><text:s text:c="8"/></text:span><text:span text:style-name="T5">std</text:span><text:span text:style-name="T6">::</text:span><text:span text:style-name="T14">stringstream </text:span><text:span text:style-name="T6">ss(e); </text:span><text:span text:style-name="T10">// поток для удоства</text:span></text:p>
      <text:p text:style-name="P4"><text:span text:style-name="T9"><text:s text:c="8"/></text:span><text:span text:style-name="T5">std</text:span><text:span text:style-name="T6">::</text:span><text:span text:style-name="T14">string </text:span><text:span text:style-name="T6">current; </text:span><text:span text:style-name="T10">// текущий</text:span></text:p>
      <text:p text:style-name="P4"><text:span text:style-name="T9"><text:s text:c="8"/></text:span><text:span text:style-name="T3">while</text:span><text:span text:style-name="T6">(ss </text:span><text:span text:style-name="T5">&gt;&gt; </text:span><text:span text:style-name="T6">current) { </text:span><text:span text:style-name="T10">// считываем элементы из ввода</text:span></text:p>
      <text:p text:style-name="P4"><text:span text:style-name="T9"><text:s text:c="12"/></text:span><text:span text:style-name="T3">if</text:span><text:span text:style-name="T6">(</text:span><text:span text:style-name="T8">priority</text:span><text:span text:style-name="T6">.count(current) == </text:span><text:span text:style-name="T11">1</text:span><text:span text:style-name="T6">) { </text:span><text:span text:style-name="T10">// если для данного символа указан приоритет, то это оператор или скобка</text:span></text:p>
      <text:p text:style-name="P4"><text:span text:style-name="T9"><text:s text:c="16"/></text:span><text:span text:style-name="T3">if</text:span><text:span text:style-name="T6">(current </text:span><text:span text:style-name="T5">== </text:span><text:span text:style-name="T12">"("</text:span><text:span text:style-name="T6">) {</text:span></text:p>
      <text:p text:style-name="P4"><text:s text:c="20"/><text:span text:style-name="T6">ops.Insert(current);</text:span></text:p>
      <text:p text:style-name="P4"><text:s text:c="20"/><text:span text:style-name="T3">continue</text:span><text:span text:style-name="T6">;</text:span></text:p>
      <text:p text:style-name="P4"><text:s text:c="16"/><text:span text:style-name="T6">}</text:span></text:p>
      <text:p text:style-name="P4"><text:s text:c="16"/><text:span text:style-name="T3">if</text:span><text:span text:style-name="T6">(current </text:span><text:span text:style-name="T5">== </text:span><text:span text:style-name="T12">")"</text:span><text:span text:style-name="T6">) {</text:span></text:p>
      <text:p text:style-name="P4"><text:s text:c="20"/><text:span text:style-name="T3">while</text:span><text:span text:style-name="T6">(ops.</text:span><text:span text:style-name="T8">begin</text:span><text:span text:style-name="T6">-&gt;</text:span><text:span text:style-name="T8">value </text:span><text:span text:style-name="T5">!= </text:span><text:span text:style-name="T12">"("</text:span><text:span text:style-name="T6">) { </text:span><text:span text:style-name="T10">// пока не дойдем до открывающей</text:span></text:p>
      <text:p text:style-name="P4"><text:span text:style-name="T9"><text:s text:c="24"/></text:span><text:span text:style-name="T6">result </text:span><text:span text:style-name="T5">&lt;&lt; </text:span><text:span text:style-name="T6">ops.</text:span><text:span text:style-name="T8">begin</text:span><text:span text:style-name="T6">-&gt;</text:span><text:span text:style-name="T8">value </text:span><text:span text:style-name="T5">&lt;&lt; </text:span><text:span text:style-name="T12">" "</text:span><text:span text:style-name="T6">; </text:span><text:span text:style-name="T10">// добавляем в строку</text:span></text:p>
      <text:p text:style-name="P4"><text:span text:style-name="T9"><text:s text:c="24"/></text:span><text:span text:style-name="T6">ops.Delete(ops.</text:span><text:span text:style-name="T8">begin</text:span><text:span text:style-name="T6">); </text:span><text:span text:style-name="T10">// удаляем</text:span></text:p>
      <text:p text:style-name="P4"><text:span text:style-name="T9"><text:s text:c="20"/></text:span><text:span text:style-name="T6">}</text:span></text:p>
      <text:p text:style-name="P4"><text:s text:c="20"/><text:span text:style-name="T6">ops.Delete(ops.</text:span><text:span text:style-name="T8">begin</text:span><text:span text:style-name="T6">);</text:span></text:p>
      <text:p text:style-name="P4"><text:s text:c="20"/><text:span text:style-name="T3">continue</text:span><text:span text:style-name="T6">;</text:span></text:p>
      <text:p text:style-name="P4"><text:s text:c="16"/><text:span text:style-name="T6">}</text:span></text:p>
      <text:p text:style-name="P4"><text:s text:c="16"/><text:span text:style-name="T10">// если оператор</text:span></text:p>
      <text:p text:style-name="P4"><text:span text:style-name="T9"><text:s text:c="16"/></text:span><text:span text:style-name="T3">while</text:span><text:span text:style-name="T6">(!ops.empty() </text:span><text:span text:style-name="T3">and </text:span><text:span text:style-name="T8">priority</text:span><text:span text:style-name="T5">[</text:span><text:span text:style-name="T6">current</text:span><text:span text:style-name="T5">] </text:span><text:span text:style-name="T6">&lt;= </text:span><text:span text:style-name="T8">priority</text:span><text:span text:style-name="T5">[</text:span><text:span text:style-name="T6">ops.</text:span><text:span text:style-name="T8">begin</text:span><text:span text:style-name="T6">-&gt;</text:span><text:span text:style-name="T8">value</text:span><text:span text:style-name="T5">]</text:span><text:span text:style-name="T6">) { </text:span><text:span text:style-name="T10">// пока больше приоритет</text:span></text:p>
      <text:p text:style-name="P4"><text:span text:style-name="T9"><text:s text:c="20"/></text:span><text:span text:style-name="T6">result </text:span><text:span text:style-name="T5">&lt;&lt; </text:span><text:span text:style-name="T6">ops.</text:span><text:span text:style-name="T8">begin</text:span><text:span text:style-name="T6">-&gt;</text:span><text:span text:style-name="T8">value </text:span><text:span text:style-name="T5">&lt;&lt; </text:span><text:span text:style-name="T12">" "</text:span><text:span text:style-name="T6">; </text:span><text:span text:style-name="T10">// добавляем к строке</text:span></text:p>
      <text:p text:style-name="P4"><text:span text:style-name="T9"><text:s text:c="20"/></text:span><text:span text:style-name="T6">ops.Delete(ops.</text:span><text:span text:style-name="T8">begin</text:span><text:span text:style-name="T6">); </text:span><text:span text:style-name="T10">// удаляем</text:span></text:p>
      <text:p text:style-name="P4"><text:span text:style-name="T9"><text:s text:c="16"/></text:span><text:span text:style-name="T6">}</text:span></text:p>
      <text:p text:style-name="P4"><text:s text:c="16"/><text:span text:style-name="T6">ops.Insert(current);</text:span></text:p>
      <text:p text:style-name="P4"><text:s text:c="12"/><text:span text:style-name="T6">} </text:span><text:span text:style-name="T3">else </text:span><text:span text:style-name="T6">{ </text:span><text:span text:style-name="T10">// число</text:span></text:p>
      <text:p text:style-name="P4"><text:span text:style-name="T9"><text:s text:c="16"/></text:span><text:span text:style-name="T6">result </text:span><text:span text:style-name="T5">&lt;&lt; </text:span><text:span text:style-name="T6">current </text:span><text:span text:style-name="T5">&lt;&lt; </text:span><text:span text:style-name="T12">" "</text:span><text:span text:style-name="T6">;</text:span></text:p>
      <text:p text:style-name="P4"><text:s text:c="12"/><text:span text:style-name="T6">}</text:span></text:p>
      <text:p text:style-name="P4"><text:s text:c="8"/><text:span text:style-name="T6">}</text:span></text:p>
      <text:p text:style-name="P4"><text:s text:c="8"/><text:span text:style-name="T3">while</text:span><text:span text:style-name="T6">(!ops.empty()) { </text:span><text:span text:style-name="T10">// оставшиеся операторы</text:span></text:p>
      <text:p text:style-name="P4"><text:span text:style-name="T9"><text:s text:c="12"/></text:span><text:span text:style-name="T6">result </text:span><text:span text:style-name="T5">&lt;&lt; </text:span><text:span text:style-name="T6">ops.</text:span><text:span text:style-name="T8">begin</text:span><text:span text:style-name="T6">-&gt;</text:span><text:span text:style-name="T8">value </text:span><text:span text:style-name="T5">&lt;&lt; </text:span><text:span text:style-name="T12">" "</text:span><text:span text:style-name="T6">;</text:span></text:p>
      <text:p text:style-name="P4"><text:s text:c="12"/><text:span text:style-name="T6">ops.Delete(ops.</text:span><text:span text:style-name="T8">begin</text:span><text:span text:style-name="T6">);</text:span></text:p>
      <text:p text:style-name="P4"><text:s text:c="8"/><text:span text:style-name="T6">}</text:span></text:p>
      <text:p text:style-name="P4"><text:s text:c="8"/><text:span text:style-name="T5">std</text:span><text:span text:style-name="T6">::</text:span><text:span text:style-name="T14">string </text:span><text:span text:style-name="T6">polish_string;</text:span></text:p>
      <text:p text:style-name="P4"><text:s text:c="8"/><text:span text:style-name="T5">std</text:span><text:span text:style-name="T6">::getline(result, polish_string);</text:span></text:p>
      <text:p text:style-name="P4"><text:s text:c="8"/><text:span text:style-name="T3">return </text:span><text:span text:style-name="T6">polish_string;</text:span></text:p>
      <text:p text:style-name="P4"><text:s text:c="4"/><text:span text:style-name="T6">}</text:span></text:p>
      <text:p text:style-name="P5"><text:span text:style-name="T2">private</text:span>:</text:p>
      <text:p text:style-name="P4"><text:s text:c="4"/><text:span text:style-name="T10">// для удобного перевода в польскую нотацию, значащие символы</text:span></text:p>
      <text:p text:style-name="P6"><text:s text:c="4"/><text:span text:style-name="T7">// но обычно строка вводится без пробелов</text:span></text:p>
      <text:p text:style-name="P6"><text:s text:c="4"/><text:span text:style-name="T7">// эта функция добавляет эти пробелы</text:span></text:p>
      <text:p text:style-name="P4"><text:span text:style-name="T9"><text:s text:c="4"/></text:span><text:span text:style-name="T3">void </text:span><text:span text:style-name="T6">add_spaces(</text:span><text:span text:style-name="T5">std</text:span><text:span text:style-name="T6">::</text:span><text:span text:style-name="T14">string </text:span><text:span text:style-name="T6">&amp;e) {</text:span></text:p>
      <text:p text:style-name="P4"><text:s text:c="8"/><text:span text:style-name="T5">std</text:span><text:span text:style-name="T6">::</text:span><text:span text:style-name="T14">stringstream </text:span><text:span text:style-name="T6">result;</text:span></text:p>
      <text:p text:style-name="P4"><text:s text:c="8"/><text:span text:style-name="T3">for</text:span><text:span text:style-name="T6">(</text:span><text:span text:style-name="T3">auto </text:span><text:span text:style-name="T6">s : e) {</text:span></text:p>
      <text:p text:style-name="P4"><text:s text:c="12"/><text:span text:style-name="T3">if</text:span><text:span text:style-name="T6">(</text:span><text:span text:style-name="T8">priority</text:span><text:span text:style-name="T6">.count(</text:span><text:span text:style-name="T5">std</text:span><text:span text:style-name="T6">::</text:span><text:span text:style-name="T14">string</text:span><text:span text:style-name="T6">(</text:span><text:span text:style-name="T11">1</text:span><text:span text:style-name="T6">, s)) == </text:span><text:span text:style-name="T11">1</text:span><text:span text:style-name="T6">) result </text:span><text:span text:style-name="T5">&lt;&lt; </text:span><text:span text:style-name="T12">' ' </text:span><text:span text:style-name="T5">&lt;&lt; </text:span><text:span text:style-name="T6">s </text:span><text:span text:style-name="T5">&lt;&lt; </text:span><text:span text:style-name="T12">' '</text:span><text:span text:style-name="T6">;</text:span></text:p>
      <text:p text:style-name="P4"><text:s text:c="12"/><text:span text:style-name="T3">else if</text:span><text:span text:style-name="T6">(s == </text:span><text:span text:style-name="T12">'(' </text:span><text:span text:style-name="T3">or </text:span><text:span text:style-name="T6">s == </text:span><text:span text:style-name="T12">')'</text:span><text:span text:style-name="T6">) result </text:span><text:span text:style-name="T5">&lt;&lt; </text:span><text:span text:style-name="T12">' ' </text:span><text:span text:style-name="T5">&lt;&lt; </text:span><text:span text:style-name="T6">s </text:span><text:span text:style-name="T5">&lt;&lt; </text:span><text:span text:style-name="T12">' '</text:span><text:span text:style-name="T6">;</text:span></text:p>
      <text:p text:style-name="P4"><text:s text:c="12"/><text:span text:style-name="T3">else </text:span><text:span text:style-name="T6">result </text:span><text:span text:style-name="T5">&lt;&lt; </text:span><text:span text:style-name="T6">s;</text:span></text:p>
      <text:p text:style-name="P4"><text:s text:c="8"/><text:span text:style-name="T6">}</text:span></text:p>
      <text:p text:style-name="P4"><text:s text:c="8"/><text:span text:style-name="T5">std</text:span><text:span text:style-name="T6">::getline(result, e);</text:span></text:p>
      <text:p text:style-name="P4"><text:s text:c="4"/><text:span text:style-name="T6">}</text:span></text:p>
      <text:p text:style-name="P4"><text:s text:c="4"/><text:span text:style-name="T5">PolishCompute </text:span><text:span text:style-name="T8">pc</text:span><text:span text:style-name="T6">;</text:span></text:p>
      <text:p text:style-name="P4"><text:s text:c="4"/><text:span text:style-name="T5">std</text:span><text:span text:style-name="T6">::</text:span><text:span text:style-name="T5">map</text:span><text:span text:style-name="T6">&lt;</text:span><text:span text:style-name="T5">std</text:span><text:span text:style-name="T6">::</text:span><text:span text:style-name="T14">string</text:span><text:span text:style-name="T6">, </text:span><text:span text:style-name="T3">int</text:span><text:span text:style-name="T6">&gt; </text:span><text:span text:style-name="T8">priority</text:span><text:span text:style-name="T6">;</text:span></text:p>
      <text:p text:style-name="P5">};</text:p>
      <text:p text:style-name="P5"><text:soft-page-break/><text:span text:style-name="T2">int </text:span>main() {</text:p>
      <text:p text:style-name="P4"><text:s text:c="4"/><text:span text:style-name="T5">ComputeEngine </text:span><text:span text:style-name="T6">ce;</text:span></text:p>
      <text:p text:style-name="P4"><text:s text:c="4"/><text:span text:style-name="T5">std</text:span><text:span text:style-name="T6">::cout </text:span><text:span text:style-name="T5">&lt;&lt; </text:span><text:span text:style-name="T6">ce.to_polish(</text:span><text:span text:style-name="T12">"2+3"</text:span><text:span text:style-name="T6">) </text:span><text:span text:style-name="T5">&lt;&lt; std</text:span><text:span text:style-name="T6">::endl;</text:span></text:p>
      <text:p text:style-name="P4"><text:s text:c="4"/><text:span text:style-name="T5">std</text:span><text:span text:style-name="T6">::cout </text:span><text:span text:style-name="T5">&lt;&lt; </text:span><text:span text:style-name="T6">ce.to_polish(</text:span><text:span text:style-name="T12">"4 + 6*5"</text:span><text:span text:style-name="T6">) </text:span><text:span text:style-name="T5">&lt;&lt; std</text:span><text:span text:style-name="T6">::endl;</text:span></text:p>
      <text:p text:style-name="P4"><text:s text:c="4"/><text:span text:style-name="T5">std</text:span><text:span text:style-name="T6">::cout </text:span><text:span text:style-name="T5">&lt;&lt; </text:span><text:span text:style-name="T6">ce.compute(</text:span><text:span text:style-name="T12">"(78 + 5 * 4 ) / (4 + 10)"</text:span><text:span text:style-name="T6">) </text:span><text:span text:style-name="T5">&lt;&lt; std</text:span><text:span text:style-name="T6">::endl;</text:span></text:p>
      <text:p text:style-name="P4"><text:s text:c="4"/><text:span text:style-name="T3">return </text:span><text:span text:style-name="T11">0</text:span><text:span text:style-name="T6">;</text:span></text:p>
      <text:p text:style-name="P3">}</text:p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3T22:35:23.845145094</meta:creation-date>
    <dc:date>2017-01-23T22:59:06.375872718</dc:date>
    <meta:editing-duration>PT13M31S</meta:editing-duration>
    <meta:editing-cycles>2</meta:editing-cycles>
    <meta:generator>LibreOffice/5.1.4.2$Linux_X86_64 LibreOffice_project/10m0$Build-2</meta:generator>
    <meta:document-statistic meta:table-count="0" meta:image-count="0" meta:object-count="0" meta:page-count="5" meta:paragraph-count="221" meta:word-count="920" meta:character-count="7879" meta:non-whitespace-character-count="5484"/>
  </office:meta>
</office:document-meta>
</file>